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6.467cm" svg:y="0cm">
            <draw:object draw:notify-on-update-of-ranges="Лист1.B1:Лист1.B54 Лист1.D1:Лист1.D5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279cm" svg:height="11.267cm" svg:x="7.489cm" svg:y="10.077cm">
            <draw:object draw:notify-on-update-of-ranges="Лист1.B1:Лист1.B54 Лист1.C1:Лист1.C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7504">
            <text:p>17504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5505">
            <text:p>25505</text:p>
          </table:table-cell>
          <table:table-cell office:value-type="float" office:value="9504">
            <text:p>9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41506">
            <text:p>41506</text:p>
          </table:table-cell>
          <table:table-cell office:value-type="float" office:value="9504">
            <text:p>9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office:value-type="float" office:value="57507">
            <text:p>57507</text:p>
          </table:table-cell>
          <table:table-cell office:value-type="float" office:value="9504">
            <text:p>9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73508">
            <text:p>73508</text:p>
          </table:table-cell>
          <table:table-cell office:value-type="float" office:value="9504">
            <text:p>9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office:value-type="float" office:value="97509">
            <text:p>97509</text:p>
          </table:table-cell>
          <table:table-cell office:value-type="float" office:value="9504">
            <text:p>9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105510">
            <text:p>105510</text:p>
          </table:table-cell>
          <table:table-cell office:value-type="float" office:value="9504">
            <text:p>9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000">
            <text:p>45000</text:p>
          </table:table-cell>
          <table:table-cell office:value-type="float" office:value="121511">
            <text:p>121511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office:value-type="float" office:value="141512">
            <text:p>141512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000">
            <text:p>55000</text:p>
          </table:table-cell>
          <table:table-cell office:value-type="float" office:value="161513">
            <text:p>161513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office:value-type="float" office:value="181515">
            <text:p>181515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000">
            <text:p>65000</text:p>
          </table:table-cell>
          <table:table-cell office:value-type="float" office:value="197516">
            <text:p>197516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000">
            <text:p>70000</text:p>
          </table:table-cell>
          <table:table-cell office:value-type="float" office:value="221517">
            <text:p>221517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000">
            <text:p>75000</text:p>
          </table:table-cell>
          <table:table-cell office:value-type="float" office:value="245519">
            <text:p>245519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office:value-type="float" office:value="277521">
            <text:p>277521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289521">
            <text:p>289521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000">
            <text:p>90000</text:p>
          </table:table-cell>
          <table:table-cell office:value-type="float" office:value="301522">
            <text:p>301522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000">
            <text:p>95000</text:p>
          </table:table-cell>
          <table:table-cell office:value-type="float" office:value="321523">
            <text:p>321523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341525">
            <text:p>341525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000">
            <text:p>105000</text:p>
          </table:table-cell>
          <table:table-cell office:value-type="float" office:value="389528">
            <text:p>389528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000">
            <text:p>110000</text:p>
          </table:table-cell>
          <table:table-cell office:value-type="float" office:value="445531">
            <text:p>445531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5000">
            <text:p>115000</text:p>
          </table:table-cell>
          <table:table-cell office:value-type="float" office:value="425530">
            <text:p>425530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000">
            <text:p>120000</text:p>
          </table:table-cell>
          <table:table-cell office:value-type="float" office:value="421530">
            <text:p>421530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000">
            <text:p>125000</text:p>
          </table:table-cell>
          <table:table-cell office:value-type="float" office:value="465532">
            <text:p>465532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000">
            <text:p>130000</text:p>
          </table:table-cell>
          <table:table-cell office:value-type="float" office:value="485534">
            <text:p>485534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5000">
            <text:p>135000</text:p>
          </table:table-cell>
          <table:table-cell office:value-type="float" office:value="489534">
            <text:p>489534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0000">
            <text:p>140000</text:p>
          </table:table-cell>
          <table:table-cell office:value-type="float" office:value="521536">
            <text:p>521536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5000">
            <text:p>145000</text:p>
          </table:table-cell>
          <table:table-cell office:value-type="float" office:value="537537">
            <text:p>537537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0000">
            <text:p>150000</text:p>
          </table:table-cell>
          <table:table-cell office:value-type="float" office:value="569539">
            <text:p>569539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5000">
            <text:p>155000</text:p>
          </table:table-cell>
          <table:table-cell office:value-type="float" office:value="629543">
            <text:p>629543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000">
            <text:p>160000</text:p>
          </table:table-cell>
          <table:table-cell office:value-type="float" office:value="621542">
            <text:p>621542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5000">
            <text:p>165000</text:p>
          </table:table-cell>
          <table:table-cell office:value-type="float" office:value="617542">
            <text:p>617542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0000">
            <text:p>170000</text:p>
          </table:table-cell>
          <table:table-cell office:value-type="float" office:value="661545">
            <text:p>661545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5000">
            <text:p>175000</text:p>
          </table:table-cell>
          <table:table-cell office:value-type="float" office:value="713548">
            <text:p>713548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000">
            <text:p>180000</text:p>
          </table:table-cell>
          <table:table-cell office:value-type="float" office:value="689546">
            <text:p>689546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000">
            <text:p>185000</text:p>
          </table:table-cell>
          <table:table-cell office:value-type="float" office:value="725549">
            <text:p>725549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000">
            <text:p>190000</text:p>
          </table:table-cell>
          <table:table-cell office:value-type="float" office:value="761551">
            <text:p>761551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5000">
            <text:p>195000</text:p>
          </table:table-cell>
          <table:table-cell office:value-type="float" office:value="773552">
            <text:p>773552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805554">
            <text:p>805554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00">
            <text:p>205000</text:p>
          </table:table-cell>
          <table:table-cell office:value-type="float" office:value="829555">
            <text:p>829555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00">
            <text:p>210000</text:p>
          </table:table-cell>
          <table:table-cell office:value-type="float" office:value="861557">
            <text:p>861557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000">
            <text:p>215000</text:p>
          </table:table-cell>
          <table:table-cell office:value-type="float" office:value="877558">
            <text:p>877558</text:p>
          </table:table-cell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000">
            <text:p>220000</text:p>
          </table:table-cell>
          <table:table-cell office:value-type="float" office:value="917561">
            <text:p>917561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000">
            <text:p>225000</text:p>
          </table:table-cell>
          <table:table-cell office:value-type="float" office:value="917561">
            <text:p>917561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000">
            <text:p>230000</text:p>
          </table:table-cell>
          <table:table-cell office:value-type="float" office:value="957563">
            <text:p>957563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000">
            <text:p>235000</text:p>
          </table:table-cell>
          <table:table-cell office:value-type="float" office:value="969564">
            <text:p>969564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000">
            <text:p>240000</text:p>
          </table:table-cell>
          <table:table-cell office:value-type="float" office:value="1005566">
            <text:p>1005566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000">
            <text:p>245000</text:p>
          </table:table-cell>
          <table:table-cell office:value-type="float" office:value="1025567">
            <text:p>1025567</text:p>
          </table:table-cell>
          <table:table-cell office:value-type="float" office:value="25505">
            <text:p>25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000">
            <text:p>250000</text:p>
          </table:table-cell>
          <table:table-cell office:value-type="float" office:value="1045569">
            <text:p>1045569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000">
            <text:p>255000</text:p>
          </table:table-cell>
          <table:table-cell office:value-type="float" office:value="1065570">
            <text:p>1065570</text:p>
          </table:table-cell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000">
            <text:p>260000</text:p>
          </table:table-cell>
          <table:table-cell office:value-type="float" office:value="1093572">
            <text:p>1093572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000">
            <text:p>265000</text:p>
          </table:table-cell>
          <table:table-cell office:value-type="float" office:value="1121573">
            <text:p>1121573</text:p>
          </table:table-cell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000">
            <text:p>270000</text:p>
          </table:table-cell>
          <table:table-cell office:value-type="float" office:value="1141575">
            <text:p>1141575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000">
            <text:p>275000</text:p>
          </table:table-cell>
          <table:table-cell office:value-type="float" office:value="1169576">
            <text:p>1169576</text:p>
          </table:table-cell>
          <table:table-cell office:value-type="float" office:value="17504">
            <text:p>17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000">
            <text:p>280000</text:p>
          </table:table-cell>
          <table:table-cell office:value-type="float" office:value="245519">
            <text:p>245519</text:p>
          </table:table-cell>
          <table:table-cell office:value-type="float" office:value="-2497">
            <text:p>-24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0T01:10:16</dc:date>
    <dc:creator>Иван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2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42cm" svg:y="0.316cm" chart:style-name="ch2">
          <text:p>Время добавления 5000 элементов к N</text:p>
        </chart:title>
        <chart:legend chart:legend-position="end" svg:x="12.963cm" svg:y="4.201cm" style:legend-expansion="high" chart:style-name="ch3"/>
        <chart:plot-area chart:style-name="ch4" table:cell-range-address="Лист1.B1:Лист1.B54 Лист1.D1:Лист1.D54" svg:x="0.77cm" svg:y="1.635cm" svg:width="11.553cm" svg:height="6.765cm">
          <chartooo:coordinate-region svg:x="1.947cm" svg:y="1.834cm" svg:width="9.819cm" svg:height="5.91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D1:Лист1.D54" chart:class="chart:scatter">
            <chart:domain table:cell-range-address="Лист1.B1:Лист1.B54"/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Лист1.B1:Лист1.B54</svg:desc>
                </draw:g>
              </table:table-cell>
              <table:table-cell office:value-type="float" office:value="5504">
                <text:p>5504</text:p>
                <draw:g>
                  <svg:desc>Лист1.D1:Лист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">
                <text:p>35000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">
                <text:p>45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">
                <text:p>55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">
                <text:p>65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">
                <text:p>70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">
                <text:p>75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">
                <text:p>8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">
                <text:p>90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">
                <text:p>95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">
                <text:p>10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">
                <text:p>11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">
                <text:p>115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">
                <text:p>12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">
                <text:p>125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">
                <text:p>13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">
                <text:p>13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">
                <text:p>14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">
                <text:p>145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">
                <text:p>150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">
                <text:p>15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">
                <text:p>16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">
                <text:p>16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">
                <text:p>17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">
                <text:p>17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">
                <text:p>18000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">
                <text:p>18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">
                <text:p>19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">
                <text:p>19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">
                <text:p>20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">
                <text:p>20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">
                <text:p>21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">
                <text:p>215000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">
                <text:p>22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">
                <text:p>22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">
                <text:p>23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">
                <text:p>235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">
                <text:p>24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">
                <text:p>245000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">
                <text:p>25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">
                <text:p>255000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">
                <text:p>26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">
                <text:p>265000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">
                <text:p>270000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">
                <text:p>275000</text:p>
              </table:table-cell>
              <table:table-cell office:value-type="float" office:value="17504">
                <text:p>17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8cm" svg:height="11.268cm" xlink:href=".." xlink:type="simple" chart:class="chart:scatter" chart:style-name="ch1">
        <chart:title svg:x="2.331cm" svg:y="0.361cm" chart:style-name="ch2">
          <text:p>зависимость времени добавления от количества добавленых элементов </text:p>
        </chart:title>
        <chart:legend chart:legend-position="end" svg:x="17.243cm" svg:y="5.335cm" style:legend-expansion="high" chart:style-name="ch3"/>
        <chart:plot-area chart:style-name="ch4" table:cell-range-address="Лист1.B1:Лист1.C54" svg:x="0.855cm" svg:y="1.815cm" svg:width="15.578cm" svg:height="8.808cm">
          <chartooo:coordinate-region svg:x="2.402cm" svg:y="2.014cm" svg:width="13.474cm" svg:height="7.96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C1:Лист1.C54" chart:class="chart:scatter">
            <chart:domain table:cell-range-address="Лист1.B1:Лист1.B54"/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Лист1.B1:Лист1.B54</svg:desc>
                </draw:g>
              </table:table-cell>
              <table:table-cell office:value-type="float" office:value="17504">
                <text:p>17504</text:p>
                <draw:g>
                  <svg:desc>Лист1.C1:Лист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25505">
                <text:p>25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41506">
                <text:p>41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">
                <text:p>35000</text:p>
              </table:table-cell>
              <table:table-cell office:value-type="float" office:value="97509">
                <text:p>97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">
                <text:p>45000</text:p>
              </table:table-cell>
              <table:table-cell office:value-type="float" office:value="121511">
                <text:p>121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141512">
                <text:p>141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">
                <text:p>55000</text:p>
              </table:table-cell>
              <table:table-cell office:value-type="float" office:value="161513">
                <text:p>161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181515">
                <text:p>181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">
                <text:p>65000</text:p>
              </table:table-cell>
              <table:table-cell office:value-type="float" office:value="197516">
                <text:p>1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">
                <text:p>70000</text:p>
              </table:table-cell>
              <table:table-cell office:value-type="float" office:value="221517">
                <text:p>22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">
                <text:p>75000</text:p>
              </table:table-cell>
              <table:table-cell office:value-type="float" office:value="245519">
                <text:p>245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277521">
                <text:p>27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">
                <text:p>85000</text:p>
              </table:table-cell>
              <table:table-cell office:value-type="float" office:value="289521">
                <text:p>289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">
                <text:p>90000</text:p>
              </table:table-cell>
              <table:table-cell office:value-type="float" office:value="301522">
                <text:p>301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">
                <text:p>95000</text:p>
              </table:table-cell>
              <table:table-cell office:value-type="float" office:value="321523">
                <text:p>321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341525">
                <text:p>341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">
                <text:p>105000</text:p>
              </table:table-cell>
              <table:table-cell office:value-type="float" office:value="389528">
                <text:p>389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">
                <text:p>110000</text:p>
              </table:table-cell>
              <table:table-cell office:value-type="float" office:value="445531">
                <text:p>445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">
                <text:p>115000</text:p>
              </table:table-cell>
              <table:table-cell office:value-type="float" office:value="425530">
                <text:p>4255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">
                <text:p>120000</text:p>
              </table:table-cell>
              <table:table-cell office:value-type="float" office:value="421530">
                <text:p>4215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">
                <text:p>125000</text:p>
              </table:table-cell>
              <table:table-cell office:value-type="float" office:value="465532">
                <text:p>4655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">
                <text:p>130000</text:p>
              </table:table-cell>
              <table:table-cell office:value-type="float" office:value="485534">
                <text:p>485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">
                <text:p>135000</text:p>
              </table:table-cell>
              <table:table-cell office:value-type="float" office:value="489534">
                <text:p>489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">
                <text:p>140000</text:p>
              </table:table-cell>
              <table:table-cell office:value-type="float" office:value="521536">
                <text:p>521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">
                <text:p>145000</text:p>
              </table:table-cell>
              <table:table-cell office:value-type="float" office:value="537537">
                <text:p>5375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">
                <text:p>150000</text:p>
              </table:table-cell>
              <table:table-cell office:value-type="float" office:value="569539">
                <text:p>5695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">
                <text:p>155000</text:p>
              </table:table-cell>
              <table:table-cell office:value-type="float" office:value="629543">
                <text:p>629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">
                <text:p>160000</text:p>
              </table:table-cell>
              <table:table-cell office:value-type="float" office:value="621542">
                <text:p>621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">
                <text:p>165000</text:p>
              </table:table-cell>
              <table:table-cell office:value-type="float" office:value="617542">
                <text:p>6175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">
                <text:p>170000</text:p>
              </table:table-cell>
              <table:table-cell office:value-type="float" office:value="661545">
                <text:p>661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">
                <text:p>175000</text:p>
              </table:table-cell>
              <table:table-cell office:value-type="float" office:value="713548">
                <text:p>713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">
                <text:p>180000</text:p>
              </table:table-cell>
              <table:table-cell office:value-type="float" office:value="689546">
                <text:p>6895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">
                <text:p>185000</text:p>
              </table:table-cell>
              <table:table-cell office:value-type="float" office:value="725549">
                <text:p>725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">
                <text:p>190000</text:p>
              </table:table-cell>
              <table:table-cell office:value-type="float" office:value="761551">
                <text:p>761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">
                <text:p>195000</text:p>
              </table:table-cell>
              <table:table-cell office:value-type="float" office:value="773552">
                <text:p>773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">
                <text:p>200000</text:p>
              </table:table-cell>
              <table:table-cell office:value-type="float" office:value="805554">
                <text:p>805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">
                <text:p>205000</text:p>
              </table:table-cell>
              <table:table-cell office:value-type="float" office:value="829555">
                <text:p>829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">
                <text:p>210000</text:p>
              </table:table-cell>
              <table:table-cell office:value-type="float" office:value="861557">
                <text:p>861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">
                <text:p>215000</text:p>
              </table:table-cell>
              <table:table-cell office:value-type="float" office:value="877558">
                <text:p>877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">
                <text:p>220000</text:p>
              </table:table-cell>
              <table:table-cell office:value-type="float" office:value="917561">
                <text:p>917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">
                <text:p>225000</text:p>
              </table:table-cell>
              <table:table-cell office:value-type="float" office:value="917561">
                <text:p>917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">
                <text:p>230000</text:p>
              </table:table-cell>
              <table:table-cell office:value-type="float" office:value="957563">
                <text:p>957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">
                <text:p>235000</text:p>
              </table:table-cell>
              <table:table-cell office:value-type="float" office:value="969564">
                <text:p>9695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">
                <text:p>240000</text:p>
              </table:table-cell>
              <table:table-cell office:value-type="float" office:value="1005566">
                <text:p>1005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">
                <text:p>245000</text:p>
              </table:table-cell>
              <table:table-cell office:value-type="float" office:value="1025567">
                <text:p>1025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">
                <text:p>250000</text:p>
              </table:table-cell>
              <table:table-cell office:value-type="float" office:value="1045569">
                <text:p>10455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">
                <text:p>255000</text:p>
              </table:table-cell>
              <table:table-cell office:value-type="float" office:value="1065570">
                <text:p>10655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">
                <text:p>260000</text:p>
              </table:table-cell>
              <table:table-cell office:value-type="float" office:value="1093572">
                <text:p>1093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">
                <text:p>265000</text:p>
              </table:table-cell>
              <table:table-cell office:value-type="float" office:value="1121573">
                <text:p>11215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">
                <text:p>270000</text:p>
              </table:table-cell>
              <table:table-cell office:value-type="float" office:value="1141575">
                <text:p>11415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">
                <text:p>275000</text:p>
              </table:table-cell>
              <table:table-cell office:value-type="float" office:value="1169576">
                <text:p>1169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